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taNormalLF-Roman" svg:font-family="MetaNormalLF-Roman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>
      <style:table-cell-properties style:rotation-align="none"/>
      <style:text-properties fo:color="#000000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2" style:family="table-cell" style:parent-style-name="Default" style:data-style-name="N118">
      <style:table-cell-properties fo:background-color="#fff1c9" style:rotation-align="none"/>
      <style:text-properties fo:color="#000000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3" style:family="table-cell" style:parent-style-name="Default" style:data-style-name="N118">
      <style:table-cell-properties fo:background-color="#fff2cc" style:rotation-align="none"/>
      <style:text-properties fo:color="#000000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4" style:family="table-cell" style:parent-style-name="Default" style:data-style-name="N11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9mm" svg:height="105.95mm" svg:x="8.34mm" svg:y="93.28mm">
            <loext:p draw:notify-on-update-of-ranges="Tabelle1.B10:Tabelle1.K10 Tabelle1.A11:Tabelle1.A11 Tabelle1.B11:Tabelle1.K11 Tabelle1.A12:Tabelle1.A12 Tabelle1.B12:Tabelle1.K12 Tabelle1.A13:Tabelle1.A13 Tabelle1.B13:Tabelle1.K13 Tabelle1.A14:Tabelle1.A14 Tabelle1.B14:Tabelle1.K14 Tabelle1.A15:Tabelle1.A15 Tabelle1.B15:Tabelle1.K15 Tabelle1.A16:Tabelle1.A16 Tabelle1.B16:Tabelle1.K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3.39mm" svg:y="93.57mm">
            <loext:p draw:notify-on-update-of-ranges="Tabelle1.B18:Tabelle1.K18 Tabelle1.B19:Tabelle1.K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asiswerte</text:p>
          </table:table-cell>
          <table:table-cell office:value-type="float" office:value="1" calcext:value-type="float">
            <text:p><text:s text:c="2"/>1 </text:p>
          </table:table-cell>
          <table:table-cell table:style-name="ce1" office:value-type="float" office:value="2" calcext:value-type="float">
            <text:p><text:s text:c="2"/>2 </text:p>
          </table:table-cell>
          <table:table-cell table:style-name="ce1" office:value-type="float" office:value="3" calcext:value-type="float">
            <text:p><text:s text:c="2"/>3 </text:p>
          </table:table-cell>
          <table:table-cell table:style-name="ce1" office:value-type="float" office:value="4" calcext:value-type="float">
            <text:p><text:s text:c="2"/>4 </text:p>
          </table:table-cell>
          <table:table-cell table:style-name="ce1" office:value-type="float" office:value="5" calcext:value-type="float">
            <text:p><text:s text:c="2"/>5 </text:p>
          </table:table-cell>
          <table:table-cell table:style-name="ce1" office:value-type="float" office:value="6" calcext:value-type="float">
            <text:p><text:s text:c="2"/>6 </text:p>
          </table:table-cell>
          <table:table-cell table:style-name="ce1" office:value-type="float" office:value="7" calcext:value-type="float">
            <text:p><text:s text:c="2"/>7 </text:p>
          </table:table-cell>
          <table:table-cell table:style-name="ce1" office:value-type="float" office:value="8" calcext:value-type="float">
            <text:p><text:s text:c="2"/>8 </text:p>
          </table:table-cell>
          <table:table-cell table:style-name="ce1" office:value-type="float" office:value="9" calcext:value-type="float">
            <text:p><text:s text:c="2"/>9 </text:p>
          </table:table-cell>
          <table:table-cell table:style-name="ce1" office:value-type="float" office:value="10" calcext:value-type="float">
            <text:p><text:s text:c="2"/>10 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4297" calcext:value-type="float">
            <text:p><text:s/>24 297 </text:p>
          </table:table-cell>
          <table:table-cell table:style-name="ce1" office:value-type="float" office:value="23922" calcext:value-type="float">
            <text:p><text:s/>23 922 </text:p>
          </table:table-cell>
          <table:table-cell table:style-name="ce1" office:value-type="float" office:value="22463" calcext:value-type="float">
            <text:p><text:s/>22 463 </text:p>
          </table:table-cell>
          <table:table-cell table:style-name="ce1" office:value-type="float" office:value="21540" calcext:value-type="float">
            <text:p><text:s/>21 540 </text:p>
          </table:table-cell>
          <table:table-cell table:style-name="ce1" office:value-type="float" office:value="20807" calcext:value-type="float">
            <text:p><text:s/>20 807 </text:p>
          </table:table-cell>
          <table:table-cell table:style-name="ce1" office:value-type="float" office:value="20360" calcext:value-type="float">
            <text:p><text:s/>20 360 </text:p>
          </table:table-cell>
          <table:table-cell table:style-name="ce1" office:value-type="float" office:value="18896" calcext:value-type="float">
            <text:p><text:s/>18 896 </text:p>
          </table:table-cell>
          <table:table-cell table:style-name="ce1" office:value-type="float" office:value="18443" calcext:value-type="float">
            <text:p><text:s/>18 443 </text:p>
          </table:table-cell>
          <table:table-cell table:style-name="ce1" office:value-type="float" office:value="18714" calcext:value-type="float">
            <text:p><text:s/>18 714 </text:p>
          </table:table-cell>
          <table:table-cell table:style-name="ce1" office:value-type="float" office:value="18807" calcext:value-type="float">
            <text:p><text:s/>18 807 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9432" calcext:value-type="float">
            <text:p><text:s/>19 432 </text:p>
          </table:table-cell>
          <table:table-cell table:style-name="ce2" office:value-type="float" office:value="19187" calcext:value-type="float">
            <text:p><text:s/>19 187 </text:p>
          </table:table-cell>
          <table:table-cell table:style-name="ce2" office:value-type="float" office:value="18949" calcext:value-type="float">
            <text:p><text:s/>18 949 </text:p>
          </table:table-cell>
          <table:table-cell table:style-name="ce2" office:value-type="float" office:value="19826" calcext:value-type="float">
            <text:p><text:s/>19 826 </text:p>
          </table:table-cell>
          <table:table-cell table:style-name="ce2" office:value-type="float" office:value="19040" calcext:value-type="float">
            <text:p><text:s/>19 040 </text:p>
          </table:table-cell>
          <table:table-cell table:style-name="ce2" office:value-type="float" office:value="19664" calcext:value-type="float">
            <text:p><text:s/>19 664 </text:p>
          </table:table-cell>
          <table:table-cell table:style-name="ce2" office:value-type="float" office:value="18964" calcext:value-type="float">
            <text:p><text:s/>18 964 </text:p>
          </table:table-cell>
          <table:table-cell table:style-name="ce2" office:value-type="float" office:value="19505" calcext:value-type="float">
            <text:p><text:s/>19 505 </text:p>
          </table:table-cell>
          <table:table-cell table:style-name="ce2" office:value-type="float" office:value="19655" calcext:value-type="float">
            <text:p><text:s/>19 655 </text:p>
          </table:table-cell>
          <table:table-cell table:style-name="ce2" office:value-type="float" office:value="19897" calcext:value-type="float">
            <text:p><text:s/>19 897 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170" calcext:value-type="float">
            <text:p><text:s/>19 170 </text:p>
          </table:table-cell>
          <table:table-cell table:style-name="ce1" office:value-type="float" office:value="19163" calcext:value-type="float">
            <text:p><text:s/>19 163 </text:p>
          </table:table-cell>
          <table:table-cell table:style-name="ce1" office:value-type="float" office:value="19505" calcext:value-type="float">
            <text:p><text:s/>19 505 </text:p>
          </table:table-cell>
          <table:table-cell table:style-name="ce1" office:value-type="float" office:value="19812" calcext:value-type="float">
            <text:p><text:s/>19 812 </text:p>
          </table:table-cell>
          <table:table-cell table:style-name="ce1" office:value-type="float" office:value="19981" calcext:value-type="float">
            <text:p><text:s/>19 981 </text:p>
          </table:table-cell>
          <table:table-cell table:style-name="ce1" office:value-type="float" office:value="20150" calcext:value-type="float">
            <text:p><text:s/>20 150 </text:p>
          </table:table-cell>
          <table:table-cell table:style-name="ce1" office:value-type="float" office:value="20349" calcext:value-type="float">
            <text:p><text:s/>20 349 </text:p>
          </table:table-cell>
          <table:table-cell table:style-name="ce1" office:value-type="float" office:value="20790" calcext:value-type="float">
            <text:p><text:s/>20 790 </text:p>
          </table:table-cell>
          <table:table-cell table:style-name="ce1" office:value-type="float" office:value="20453" calcext:value-type="float">
            <text:p><text:s/>20 453 </text:p>
          </table:table-cell>
          <table:table-cell table:style-name="ce1" office:value-type="float" office:value="19795" calcext:value-type="float">
            <text:p><text:s/>19 795 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8770" calcext:value-type="float">
            <text:p><text:s/>18 770 </text:p>
          </table:table-cell>
          <table:table-cell table:style-name="ce2" office:value-type="float" office:value="19187" calcext:value-type="float">
            <text:p><text:s/>19 187 </text:p>
          </table:table-cell>
          <table:table-cell table:style-name="ce2" office:value-type="float" office:value="19171" calcext:value-type="float">
            <text:p><text:s/>19 171 </text:p>
          </table:table-cell>
          <table:table-cell table:style-name="ce2" office:value-type="float" office:value="19558" calcext:value-type="float">
            <text:p><text:s/>19 558 </text:p>
          </table:table-cell>
          <table:table-cell table:style-name="ce2" office:value-type="float" office:value="20086" calcext:value-type="float">
            <text:p><text:s/>20 086 </text:p>
          </table:table-cell>
          <table:table-cell table:style-name="ce2" office:value-type="float" office:value="21254" calcext:value-type="float">
            <text:p><text:s/>21 254 </text:p>
          </table:table-cell>
          <table:table-cell table:style-name="ce2" office:value-type="float" office:value="22888" calcext:value-type="float">
            <text:p><text:s/>22 888 </text:p>
          </table:table-cell>
          <table:table-cell table:style-name="ce2" office:value-type="float" office:value="25535" calcext:value-type="float">
            <text:p><text:s/>25 535 </text:p>
          </table:table-cell>
          <table:table-cell table:style-name="ce2" office:value-type="float" office:value="26777" calcext:value-type="float">
            <text:p><text:s/>26 777 </text:p>
          </table:table-cell>
          <table:table-cell table:style-name="ce2" office:value-type="float" office:value="24385" calcext:value-type="float">
            <text:p><text:s/>24 385 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070" calcext:value-type="float">
            <text:p><text:s/>22 070 </text:p>
          </table:table-cell>
          <table:table-cell table:style-name="ce1" office:value-type="float" office:value="21236" calcext:value-type="float">
            <text:p><text:s/>21 236 </text:p>
          </table:table-cell>
          <table:table-cell table:style-name="ce1" office:value-type="float" office:value="22083" calcext:value-type="float">
            <text:p><text:s/>22 083 </text:p>
          </table:table-cell>
          <table:table-cell table:style-name="ce1" office:value-type="float" office:value="23640" calcext:value-type="float">
            <text:p><text:s/>23 640 </text:p>
          </table:table-cell>
          <table:table-cell table:style-name="ce1" office:value-type="float" office:value="22744" calcext:value-type="float">
            <text:p><text:s/>22 744 </text:p>
          </table:table-cell>
          <table:table-cell table:style-name="ce1" office:value-type="float" office:value="22683" calcext:value-type="float">
            <text:p><text:s/>22 683 </text:p>
          </table:table-cell>
          <table:table-cell table:style-name="ce1" office:value-type="float" office:value="22266" calcext:value-type="float">
            <text:p><text:s/>22 266 </text:p>
          </table:table-cell>
          <table:table-cell table:style-name="ce1" office:value-type="float" office:value="20930" calcext:value-type="float">
            <text:p><text:s/>20 930 </text:p>
          </table:table-cell>
          <table:table-cell table:style-name="ce1" office:value-type="float" office:value="19102" calcext:value-type="float">
            <text:p><text:s/>19 102 </text:p>
          </table:table-cell>
          <table:table-cell table:style-name="ce1" office:value-type="float" office:value="18665" calcext:value-type="float">
            <text:p><text:s/>18 665 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8439" calcext:value-type="float">
            <text:p><text:s/>18 439 </text:p>
          </table:table-cell>
          <table:table-cell table:style-name="ce3" office:value-type="float" office:value="18627" calcext:value-type="float">
            <text:p><text:s/>18 627 </text:p>
          </table:table-cell>
          <table:table-cell table:style-name="ce3" office:value-type="float" office:value="18707" calcext:value-type="float">
            <text:p><text:s/>18 707 </text:p>
          </table:table-cell>
          <table:table-cell table:style-name="ce3" office:value-type="float" office:value="18493" calcext:value-type="float">
            <text:p><text:s/>18 493 </text:p>
          </table:table-cell>
          <table:table-cell table:style-name="ce3" office:value-type="float" office:value="18541" calcext:value-type="float">
            <text:p><text:s/>18 541 </text:p>
          </table:table-cell>
          <table:table-cell table:style-name="ce3" office:value-type="float" office:value="18483" calcext:value-type="float">
            <text:p><text:s/>18 483 </text:p>
          </table:table-cell>
          <table:table-cell table:style-name="ce3" office:value-type="float" office:value="18475" calcext:value-type="float">
            <text:p><text:s/>18 475 </text:p>
          </table:table-cell>
          <table:table-cell table:style-name="ce3" office:value-type="float" office:value="18926" calcext:value-type="float">
            <text:p><text:s/>18 926 </text:p>
          </table:table-cell>
          <table:table-cell table:style-name="ce3" office:value-type="float" office:value="18888" calcext:value-type="float">
            <text:p><text:s/>18 888 </text:p>
          </table:table-cell>
          <table:table-cell table:style-name="ce3" office:value-type="float" office:value="18971" calcext:value-type="float">
            <text:p><text:s/>18 971 </text:p>
          </table:table-cell>
        </table:table-row>
        <table:table-row table:style-name="ro1">
          <table:table-cell/>
          <table:table-cell table:style-name="ce3" table:number-columns-repeated="10"/>
        </table:table-row>
        <table:table-row table:style-name="ro1">
          <table:table-cell office:value-type="string" calcext:value-type="string">
            <text:p>Kumulierte Werte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<text:s text:c="2"/>1 </text:p>
          </table:table-cell>
          <table:table-cell table:style-name="ce1" office:value-type="float" office:value="2" calcext:value-type="float">
            <text:p><text:s text:c="2"/>2 </text:p>
          </table:table-cell>
          <table:table-cell table:style-name="ce1" office:value-type="float" office:value="3" calcext:value-type="float">
            <text:p><text:s text:c="2"/>3 </text:p>
          </table:table-cell>
          <table:table-cell table:style-name="ce1" office:value-type="float" office:value="4" calcext:value-type="float">
            <text:p><text:s text:c="2"/>4 </text:p>
          </table:table-cell>
          <table:table-cell table:style-name="ce1" office:value-type="float" office:value="5" calcext:value-type="float">
            <text:p><text:s text:c="2"/>5 </text:p>
          </table:table-cell>
          <table:table-cell table:style-name="ce1" office:value-type="float" office:value="6" calcext:value-type="float">
            <text:p><text:s text:c="2"/>6 </text:p>
          </table:table-cell>
          <table:table-cell table:style-name="ce1" office:value-type="float" office:value="7" calcext:value-type="float">
            <text:p><text:s text:c="2"/>7 </text:p>
          </table:table-cell>
          <table:table-cell table:style-name="ce1" office:value-type="float" office:value="8" calcext:value-type="float">
            <text:p><text:s text:c="2"/>8 </text:p>
          </table:table-cell>
          <table:table-cell table:style-name="ce1" office:value-type="float" office:value="9" calcext:value-type="float">
            <text:p><text:s text:c="2"/>9 </text:p>
          </table:table-cell>
          <table:table-cell table:style-name="ce1" office:value-type="float" office:value="10" calcext:value-type="float">
            <text:p><text:s text:c="2"/>10 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4" table:formula="of:=[.B2]" office:value-type="float" office:value="24297" calcext:value-type="float">
            <text:p><text:s/>24 297 </text:p>
          </table:table-cell>
          <table:table-cell table:formula="of:=[.B11]+[.C2]" office:value-type="float" office:value="48219" calcext:value-type="float">
            <text:p>48219</text:p>
          </table:table-cell>
          <table:table-cell table:formula="of:=[.C11]+[.D2]" office:value-type="float" office:value="70682" calcext:value-type="float">
            <text:p>70682</text:p>
          </table:table-cell>
          <table:table-cell table:formula="of:=[.D11]+[.E2]" office:value-type="float" office:value="92222" calcext:value-type="float">
            <text:p>92222</text:p>
          </table:table-cell>
          <table:table-cell table:formula="of:=[.E11]+[.F2]" office:value-type="float" office:value="113029" calcext:value-type="float">
            <text:p>113029</text:p>
          </table:table-cell>
          <table:table-cell table:formula="of:=[.F11]+[.G2]" office:value-type="float" office:value="133389" calcext:value-type="float">
            <text:p>133389</text:p>
          </table:table-cell>
          <table:table-cell table:formula="of:=[.G11]+[.H2]" office:value-type="float" office:value="152285" calcext:value-type="float">
            <text:p>152285</text:p>
          </table:table-cell>
          <table:table-cell table:formula="of:=[.H11]+[.I2]" office:value-type="float" office:value="170728" calcext:value-type="float">
            <text:p>170728</text:p>
          </table:table-cell>
          <table:table-cell table:formula="of:=[.I11]+[.J2]" office:value-type="float" office:value="189442" calcext:value-type="float">
            <text:p>189442</text:p>
          </table:table-cell>
          <table:table-cell table:formula="of:=[.J11]+[.K2]" office:value-type="float" office:value="208249" calcext:value-type="float">
            <text:p>20824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" table:formula="of:=[.B3]" office:value-type="float" office:value="19432" calcext:value-type="float">
            <text:p><text:s/>19 432 </text:p>
          </table:table-cell>
          <table:table-cell table:formula="of:=[.B12]+[.C3]" office:value-type="float" office:value="38619" calcext:value-type="float">
            <text:p>38619</text:p>
          </table:table-cell>
          <table:table-cell table:formula="of:=[.C12]+[.D3]" office:value-type="float" office:value="57568" calcext:value-type="float">
            <text:p>57568</text:p>
          </table:table-cell>
          <table:table-cell table:formula="of:=[.D12]+[.E3]" office:value-type="float" office:value="77394" calcext:value-type="float">
            <text:p>77394</text:p>
          </table:table-cell>
          <table:table-cell table:formula="of:=[.E12]+[.F3]" office:value-type="float" office:value="96434" calcext:value-type="float">
            <text:p>96434</text:p>
          </table:table-cell>
          <table:table-cell table:formula="of:=[.F12]+[.G3]" office:value-type="float" office:value="116098" calcext:value-type="float">
            <text:p>116098</text:p>
          </table:table-cell>
          <table:table-cell table:formula="of:=[.G12]+[.H3]" office:value-type="float" office:value="135062" calcext:value-type="float">
            <text:p>135062</text:p>
          </table:table-cell>
          <table:table-cell table:formula="of:=[.H12]+[.I3]" office:value-type="float" office:value="154567" calcext:value-type="float">
            <text:p>154567</text:p>
          </table:table-cell>
          <table:table-cell table:formula="of:=[.I12]+[.J3]" office:value-type="float" office:value="174222" calcext:value-type="float">
            <text:p>174222</text:p>
          </table:table-cell>
          <table:table-cell table:formula="of:=[.J12]+[.K3]" office:value-type="float" office:value="194119" calcext:value-type="float">
            <text:p>19411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" table:formula="of:=[.B4]" office:value-type="float" office:value="19170" calcext:value-type="float">
            <text:p><text:s/>19 170 </text:p>
          </table:table-cell>
          <table:table-cell table:formula="of:=[.B13]+[.C4]" office:value-type="float" office:value="38333" calcext:value-type="float">
            <text:p>38333</text:p>
          </table:table-cell>
          <table:table-cell table:formula="of:=[.C13]+[.D4]" office:value-type="float" office:value="57838" calcext:value-type="float">
            <text:p>57838</text:p>
          </table:table-cell>
          <table:table-cell table:formula="of:=[.D13]+[.E4]" office:value-type="float" office:value="77650" calcext:value-type="float">
            <text:p>77650</text:p>
          </table:table-cell>
          <table:table-cell table:formula="of:=[.E13]+[.F4]" office:value-type="float" office:value="97631" calcext:value-type="float">
            <text:p>97631</text:p>
          </table:table-cell>
          <table:table-cell table:formula="of:=[.F13]+[.G4]" office:value-type="float" office:value="117781" calcext:value-type="float">
            <text:p>117781</text:p>
          </table:table-cell>
          <table:table-cell table:formula="of:=[.G13]+[.H4]" office:value-type="float" office:value="138130" calcext:value-type="float">
            <text:p>138130</text:p>
          </table:table-cell>
          <table:table-cell table:formula="of:=[.H13]+[.I4]" office:value-type="float" office:value="158920" calcext:value-type="float">
            <text:p>158920</text:p>
          </table:table-cell>
          <table:table-cell table:formula="of:=[.I13]+[.J4]" office:value-type="float" office:value="179373" calcext:value-type="float">
            <text:p>179373</text:p>
          </table:table-cell>
          <table:table-cell table:formula="of:=[.J13]+[.K4]" office:value-type="float" office:value="199168" calcext:value-type="float">
            <text:p>19916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table:formula="of:=[.B5]" office:value-type="float" office:value="18770" calcext:value-type="float">
            <text:p><text:s/>18 770 </text:p>
          </table:table-cell>
          <table:table-cell table:formula="of:=[.B14]+[.C5]" office:value-type="float" office:value="37957" calcext:value-type="float">
            <text:p>37957</text:p>
          </table:table-cell>
          <table:table-cell table:formula="of:=[.C14]+[.D5]" office:value-type="float" office:value="57128" calcext:value-type="float">
            <text:p>57128</text:p>
          </table:table-cell>
          <table:table-cell table:formula="of:=[.D14]+[.E5]" office:value-type="float" office:value="76686" calcext:value-type="float">
            <text:p>76686</text:p>
          </table:table-cell>
          <table:table-cell table:formula="of:=[.E14]+[.F5]" office:value-type="float" office:value="96772" calcext:value-type="float">
            <text:p>96772</text:p>
          </table:table-cell>
          <table:table-cell table:formula="of:=[.F14]+[.G5]" office:value-type="float" office:value="118026" calcext:value-type="float">
            <text:p>118026</text:p>
          </table:table-cell>
          <table:table-cell table:formula="of:=[.G14]+[.H5]" office:value-type="float" office:value="140914" calcext:value-type="float">
            <text:p>140914</text:p>
          </table:table-cell>
          <table:table-cell table:formula="of:=[.H14]+[.I5]" office:value-type="float" office:value="166449" calcext:value-type="float">
            <text:p>166449</text:p>
          </table:table-cell>
          <table:table-cell table:formula="of:=[.I14]+[.J5]" office:value-type="float" office:value="193226" calcext:value-type="float">
            <text:p>193226</text:p>
          </table:table-cell>
          <table:table-cell table:formula="of:=[.J14]+[.K5]" office:value-type="float" office:value="217611" calcext:value-type="float">
            <text:p>21761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table:formula="of:=[.B6]" office:value-type="float" office:value="22070" calcext:value-type="float">
            <text:p><text:s/>22 070 </text:p>
          </table:table-cell>
          <table:table-cell table:formula="of:=[.B15]+[.C6]" office:value-type="float" office:value="43306" calcext:value-type="float">
            <text:p>43306</text:p>
          </table:table-cell>
          <table:table-cell table:formula="of:=[.C15]+[.D6]" office:value-type="float" office:value="65389" calcext:value-type="float">
            <text:p>65389</text:p>
          </table:table-cell>
          <table:table-cell table:formula="of:=[.D15]+[.E6]" office:value-type="float" office:value="89029" calcext:value-type="float">
            <text:p>89029</text:p>
          </table:table-cell>
          <table:table-cell table:formula="of:=[.E15]+[.F6]" office:value-type="float" office:value="111773" calcext:value-type="float">
            <text:p>111773</text:p>
          </table:table-cell>
          <table:table-cell table:formula="of:=[.F15]+[.G6]" office:value-type="float" office:value="134456" calcext:value-type="float">
            <text:p>134456</text:p>
          </table:table-cell>
          <table:table-cell table:formula="of:=[.G15]+[.H6]" office:value-type="float" office:value="156722" calcext:value-type="float">
            <text:p>156722</text:p>
          </table:table-cell>
          <table:table-cell table:formula="of:=[.H15]+[.I6]" office:value-type="float" office:value="177652" calcext:value-type="float">
            <text:p>177652</text:p>
          </table:table-cell>
          <table:table-cell table:formula="of:=[.I15]+[.J6]" office:value-type="float" office:value="196754" calcext:value-type="float">
            <text:p>196754</text:p>
          </table:table-cell>
          <table:table-cell table:formula="of:=[.J15]+[.K6]" office:value-type="float" office:value="215419" calcext:value-type="float">
            <text:p>2154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table:formula="of:=[.B7]" office:value-type="float" office:value="18439" calcext:value-type="float">
            <text:p><text:s/>18 439 </text:p>
          </table:table-cell>
          <table:table-cell table:formula="of:=[.B16]+[.C7]" office:value-type="float" office:value="37066" calcext:value-type="float">
            <text:p>37066</text:p>
          </table:table-cell>
          <table:table-cell table:formula="of:=[.C16]+[.D7]" office:value-type="float" office:value="55773" calcext:value-type="float">
            <text:p>55773</text:p>
          </table:table-cell>
          <table:table-cell table:formula="of:=[.D16]+[.E7]" office:value-type="float" office:value="74266" calcext:value-type="float">
            <text:p>74266</text:p>
          </table:table-cell>
          <table:table-cell table:formula="of:=[.E16]+[.F7]" office:value-type="float" office:value="92807" calcext:value-type="float">
            <text:p>92807</text:p>
          </table:table-cell>
          <table:table-cell table:formula="of:=[.F16]+[.G7]" office:value-type="float" office:value="111290" calcext:value-type="float">
            <text:p>111290</text:p>
          </table:table-cell>
          <table:table-cell table:formula="of:=[.G16]+[.H7]" office:value-type="float" office:value="129765" calcext:value-type="float">
            <text:p>129765</text:p>
          </table:table-cell>
          <table:table-cell table:formula="of:=[.H16]+[.I7]" office:value-type="float" office:value="148691" calcext:value-type="float">
            <text:p>148691</text:p>
          </table:table-cell>
          <table:table-cell table:formula="of:=[.I16]+[.J7]" office:value-type="float" office:value="167579" calcext:value-type="float">
            <text:p>167579</text:p>
          </table:table-cell>
          <table:table-cell table:formula="of:=[.J16]+[.K7]" office:value-type="float" office:value="186550" calcext:value-type="float">
            <text:p>186550</text:p>
          </table:table-cell>
        </table:table-row>
        <table:table-row table:style-name="ro1">
          <table:table-cell office:value-type="string" calcext:value-type="string">
            <text:p>Differenzen zur Vorwoche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<text:s text:c="2"/>1 </text:p>
          </table:table-cell>
          <table:table-cell table:style-name="ce1" office:value-type="float" office:value="2" calcext:value-type="float">
            <text:p><text:s text:c="2"/>2 </text:p>
          </table:table-cell>
          <table:table-cell table:style-name="ce1" office:value-type="float" office:value="3" calcext:value-type="float">
            <text:p><text:s text:c="2"/>3 </text:p>
          </table:table-cell>
          <table:table-cell table:style-name="ce1" office:value-type="float" office:value="4" calcext:value-type="float">
            <text:p><text:s text:c="2"/>4 </text:p>
          </table:table-cell>
          <table:table-cell table:style-name="ce1" office:value-type="float" office:value="5" calcext:value-type="float">
            <text:p><text:s text:c="2"/>5 </text:p>
          </table:table-cell>
          <table:table-cell table:style-name="ce1" office:value-type="float" office:value="6" calcext:value-type="float">
            <text:p><text:s text:c="2"/>6 </text:p>
          </table:table-cell>
          <table:table-cell table:style-name="ce1" office:value-type="float" office:value="7" calcext:value-type="float">
            <text:p><text:s text:c="2"/>7 </text:p>
          </table:table-cell>
          <table:table-cell table:style-name="ce1" office:value-type="float" office:value="8" calcext:value-type="float">
            <text:p><text:s text:c="2"/>8 </text:p>
          </table:table-cell>
          <table:table-cell table:style-name="ce1" office:value-type="float" office:value="9" calcext:value-type="float">
            <text:p><text:s text:c="2"/>9 </text:p>
          </table:table-cell>
          <table:table-cell table:style-name="ce1" office:value-type="float" office:value="10" calcext:value-type="float">
            <text:p><text:s text:c="2"/>10 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Default"/>
          <table:table-cell table:formula="of:=[.C2]-[.B2]" office:value-type="float" office:value="-375" calcext:value-type="float">
            <text:p>-375</text:p>
          </table:table-cell>
          <table:table-cell table:formula="of:=[.D2]-[.C2]" office:value-type="float" office:value="-1459" calcext:value-type="float">
            <text:p>-1459</text:p>
          </table:table-cell>
          <table:table-cell table:formula="of:=[.E2]-[.D2]" office:value-type="float" office:value="-923" calcext:value-type="float">
            <text:p>-923</text:p>
          </table:table-cell>
          <table:table-cell table:formula="of:=[.F2]-[.E2]" office:value-type="float" office:value="-733" calcext:value-type="float">
            <text:p>-733</text:p>
          </table:table-cell>
          <table:table-cell table:formula="of:=[.G2]-[.F2]" office:value-type="float" office:value="-447" calcext:value-type="float">
            <text:p>-447</text:p>
          </table:table-cell>
          <table:table-cell table:formula="of:=[.H2]-[.G2]" office:value-type="float" office:value="-1464" calcext:value-type="float">
            <text:p>-1464</text:p>
          </table:table-cell>
          <table:table-cell table:formula="of:=[.I2]-[.H2]" office:value-type="float" office:value="-453" calcext:value-type="float">
            <text:p>-453</text:p>
          </table:table-cell>
          <table:table-cell table:formula="of:=[.J2]-[.I2]" office:value-type="float" office:value="271" calcext:value-type="float">
            <text:p>271</text:p>
          </table:table-cell>
          <table:table-cell table:formula="of:=[.K2]-[.J2]" office:value-type="float" office:value="93" calcext:value-type="float">
            <text:p>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taNormalLF-Roman" svg:font-family="MetaNormalLF-Roman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number:number number:decimal-places="0" loext:min-decimal-places="0" number:min-integer-digits="1">
        <number:embedded-text number:position="3"> </number:embedded-text>
      </number:number>
      <number:text> </number:text>
    </number:number-style>
    <number:number-style style:name="N114">
      <number:text>-</number:text>
      <number:number number:decimal-places="0" loext:min-decimal-places="0" number:min-integer-digits="1">
        <number:embedded-text number:position="3"> </number:embedded-text>
      </number:number>
      <number:text>)</number:text>
      <style:map style:condition="value()&gt;=0" style:apply-style-name="N114P0"/>
    </number:number-style>
    <number:text-style style:name="N115">
      <number:text-content/>
      <loext:text> </loext:text>
      <loext:fill-character>.</loext:fill-character>
    </number:text-style>
    <number:number-style style:name="N11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8P1" style:volatile="true">
      <number:text>-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8">
      <number:text> – </number:text>
      <style:map style:condition="value()&gt;0" style:apply-style-name="N118P0"/>
      <style:map style:condition="value()&lt;0" style:apply-style-name="N118P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9">00.00.0000</text:date>, <text:time style:data-style-name="N2" text:time-value="09:17:55.9695051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23:50:30.277312223</meta:creation-date>
    <dc:date>2021-04-09T09:24:45.788915372</dc:date>
    <meta:editing-duration>PT54M5S</meta:editing-duration>
    <meta:editing-cycles>3</meta:editing-cycles>
    <meta:generator>LibreOffice/5.1.6.2$Linux_X86_64 LibreOffice_project/10m0$Build-2</meta:generator>
    <meta:document-statistic meta:table-count="1" meta:cell-count="1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8P1" style:volatile="true">
      <number:text>-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8">
      <number:text> – </number:text>
      <style:map style:condition="value()&gt;0" style:apply-style-name="N118P0"/>
      <style:map style:condition="value()&lt;0" style:apply-style-name="N118P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8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8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8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8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10.596cm" xlink:href=".." xlink:type="simple" chart:class="chart:line" chart:style-name="ch1">
        <chart:title svg:x="4.848cm" svg:y="0.347cm" chart:style-name="ch2">
          <text:p>Sterblichkeit Deutschland 2021</text:p>
        </chart:title>
        <chart:subtitle svg:x="6.885cm" svg:y="1.337cm" chart:style-name="ch3">
          <text:p>KW 1 bis 10</text:p>
        </chart:subtitle>
        <chart:legend chart:legend-position="end" svg:x="13.915cm" svg:y="3.754cm" style:legend-expansion="high" chart:style-name="ch4"/>
        <chart:plot-area chart:style-name="ch5" table:cell-range-address="Tabelle1.A10:Tabelle1.K16" chart:data-source-has-labels="both" svg:x="1.331cm" svg:y="2.231cm" svg:width="12.264cm" svg:height="7.173cm">
          <chartooo:coordinate-region svg:x="3.011cm" svg:y="2.431cm" svg:width="10.238cm" svg:height="6.326cm"/>
          <chart:axis chart:dimension="x" chart:name="primary-x" chart:style-name="ch6" chartooo:axis-type="auto">
            <chartooo:date-scale/>
            <chart:title svg:x="6.268cm" svg:y="9.615cm" chart:style-name="ch7">
              <text:p>Kalenderwoche</text:p>
            </chart:title>
            <chart:categories table:cell-range-address="Tabelle1.B10:Tabelle1.K10"/>
          </chart:axis>
          <chart:axis chart:dimension="y" chart:name="primary-y" chart:style-name="ch6">
            <chart:title svg:x="0.451cm" svg:y="7.766cm" chart:style-name="ch8">
              <text:p>Todeszahlen (akkumuliert)</text:p>
            </chart:title>
            <chart:grid chart:style-name="ch9" chart:class="major"/>
          </chart:axis>
          <chart:series chart:style-name="ch10" chart:values-cell-range-address="Tabelle1.B11:Tabelle1.K11" chart:label-cell-address="Tabelle1.A11:Tabelle1.A11" chart:class="chart:line">
            <chart:data-point chart:repeated="10"/>
          </chart:series>
          <chart:series chart:style-name="ch11" chart:values-cell-range-address="Tabelle1.B12:Tabelle1.K12" chart:label-cell-address="Tabelle1.A12:Tabelle1.A12" chart:class="chart:line">
            <chart:data-point chart:repeated="10"/>
          </chart:series>
          <chart:series chart:style-name="ch12" chart:values-cell-range-address="Tabelle1.B13:Tabelle1.K13" chart:label-cell-address="Tabelle1.A13:Tabelle1.A13" chart:class="chart:line">
            <chart:data-point chart:repeated="10"/>
          </chart:series>
          <chart:series chart:style-name="ch13" chart:values-cell-range-address="Tabelle1.B14:Tabelle1.K14" chart:label-cell-address="Tabelle1.A14:Tabelle1.A14" chart:class="chart:line">
            <chart:data-point chart:repeated="10"/>
          </chart:series>
          <chart:series chart:style-name="ch14" chart:values-cell-range-address="Tabelle1.B15:Tabelle1.K15" chart:label-cell-address="Tabelle1.A15:Tabelle1.A15" chart:class="chart:line">
            <chart:data-point chart:repeated="10"/>
          </chart:series>
          <chart:series chart:style-name="ch15" chart:values-cell-range-address="Tabelle1.B16:Tabelle1.K16" chart:label-cell-address="Tabelle1.A16:Tabelle1.A16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B10:Tabelle1.K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2021</text:p>
                <draw:g>
                  <svg:desc>Tabelle1.A11:Tabelle1.A11</svg:desc>
                </draw:g>
              </table:table-cell>
              <table:table-cell office:value-type="float" office:value="24297">
                <text:p>24297</text:p>
                <draw:g>
                  <svg:desc>Tabelle1.B11:Tabelle1.K11</svg:desc>
                </draw:g>
              </table:table-cell>
              <table:table-cell office:value-type="float" office:value="48219">
                <text:p>48219</text:p>
              </table:table-cell>
              <table:table-cell office:value-type="float" office:value="70682">
                <text:p>70682</text:p>
              </table:table-cell>
              <table:table-cell office:value-type="float" office:value="92222">
                <text:p>92222</text:p>
              </table:table-cell>
              <table:table-cell office:value-type="float" office:value="113029">
                <text:p>113029</text:p>
              </table:table-cell>
              <table:table-cell office:value-type="float" office:value="133389">
                <text:p>133389</text:p>
              </table:table-cell>
              <table:table-cell office:value-type="float" office:value="152285">
                <text:p>152285</text:p>
              </table:table-cell>
              <table:table-cell office:value-type="float" office:value="170728">
                <text:p>170728</text:p>
              </table:table-cell>
              <table:table-cell office:value-type="float" office:value="189442">
                <text:p>189442</text:p>
              </table:table-cell>
              <table:table-cell office:value-type="float" office:value="208249">
                <text:p>208249</text:p>
              </table:table-cell>
            </table:table-row>
            <table:table-row>
              <table:table-cell office:value-type="string">
                <text:p>2020</text:p>
                <draw:g>
                  <svg:desc>Tabelle1.A12:Tabelle1.A12</svg:desc>
                </draw:g>
              </table:table-cell>
              <table:table-cell office:value-type="float" office:value="19432">
                <text:p>19432</text:p>
                <draw:g>
                  <svg:desc>Tabelle1.B12:Tabelle1.K12</svg:desc>
                </draw:g>
              </table:table-cell>
              <table:table-cell office:value-type="float" office:value="38619">
                <text:p>38619</text:p>
              </table:table-cell>
              <table:table-cell office:value-type="float" office:value="57568">
                <text:p>57568</text:p>
              </table:table-cell>
              <table:table-cell office:value-type="float" office:value="77394">
                <text:p>77394</text:p>
              </table:table-cell>
              <table:table-cell office:value-type="float" office:value="96434">
                <text:p>96434</text:p>
              </table:table-cell>
              <table:table-cell office:value-type="float" office:value="116098">
                <text:p>116098</text:p>
              </table:table-cell>
              <table:table-cell office:value-type="float" office:value="135062">
                <text:p>135062</text:p>
              </table:table-cell>
              <table:table-cell office:value-type="float" office:value="154567">
                <text:p>154567</text:p>
              </table:table-cell>
              <table:table-cell office:value-type="float" office:value="174222">
                <text:p>174222</text:p>
              </table:table-cell>
              <table:table-cell office:value-type="float" office:value="194119">
                <text:p>194119</text:p>
              </table:table-cell>
            </table:table-row>
            <table:table-row>
              <table:table-cell office:value-type="string">
                <text:p>2019</text:p>
                <draw:g>
                  <svg:desc>Tabelle1.A13:Tabelle1.A13</svg:desc>
                </draw:g>
              </table:table-cell>
              <table:table-cell office:value-type="float" office:value="19170">
                <text:p>19170</text:p>
                <draw:g>
                  <svg:desc>Tabelle1.B13:Tabelle1.K13</svg:desc>
                </draw:g>
              </table:table-cell>
              <table:table-cell office:value-type="float" office:value="38333">
                <text:p>38333</text:p>
              </table:table-cell>
              <table:table-cell office:value-type="float" office:value="57838">
                <text:p>57838</text:p>
              </table:table-cell>
              <table:table-cell office:value-type="float" office:value="77650">
                <text:p>77650</text:p>
              </table:table-cell>
              <table:table-cell office:value-type="float" office:value="97631">
                <text:p>97631</text:p>
              </table:table-cell>
              <table:table-cell office:value-type="float" office:value="117781">
                <text:p>117781</text:p>
              </table:table-cell>
              <table:table-cell office:value-type="float" office:value="138130">
                <text:p>138130</text:p>
              </table:table-cell>
              <table:table-cell office:value-type="float" office:value="158920">
                <text:p>158920</text:p>
              </table:table-cell>
              <table:table-cell office:value-type="float" office:value="179373">
                <text:p>179373</text:p>
              </table:table-cell>
              <table:table-cell office:value-type="float" office:value="199168">
                <text:p>199168</text:p>
              </table:table-cell>
            </table:table-row>
            <table:table-row>
              <table:table-cell office:value-type="string">
                <text:p>2018</text:p>
                <draw:g>
                  <svg:desc>Tabelle1.A14:Tabelle1.A14</svg:desc>
                </draw:g>
              </table:table-cell>
              <table:table-cell office:value-type="float" office:value="18770">
                <text:p>18770</text:p>
                <draw:g>
                  <svg:desc>Tabelle1.B14:Tabelle1.K14</svg:desc>
                </draw:g>
              </table:table-cell>
              <table:table-cell office:value-type="float" office:value="37957">
                <text:p>37957</text:p>
              </table:table-cell>
              <table:table-cell office:value-type="float" office:value="57128">
                <text:p>57128</text:p>
              </table:table-cell>
              <table:table-cell office:value-type="float" office:value="76686">
                <text:p>76686</text:p>
              </table:table-cell>
              <table:table-cell office:value-type="float" office:value="96772">
                <text:p>96772</text:p>
              </table:table-cell>
              <table:table-cell office:value-type="float" office:value="118026">
                <text:p>118026</text:p>
              </table:table-cell>
              <table:table-cell office:value-type="float" office:value="140914">
                <text:p>140914</text:p>
              </table:table-cell>
              <table:table-cell office:value-type="float" office:value="166449">
                <text:p>166449</text:p>
              </table:table-cell>
              <table:table-cell office:value-type="float" office:value="193226">
                <text:p>193226</text:p>
              </table:table-cell>
              <table:table-cell office:value-type="float" office:value="217611">
                <text:p>217611</text:p>
              </table:table-cell>
            </table:table-row>
            <table:table-row>
              <table:table-cell office:value-type="string">
                <text:p>2017</text:p>
                <draw:g>
                  <svg:desc>Tabelle1.A15:Tabelle1.A15</svg:desc>
                </draw:g>
              </table:table-cell>
              <table:table-cell office:value-type="float" office:value="22070">
                <text:p>22070</text:p>
                <draw:g>
                  <svg:desc>Tabelle1.B15:Tabelle1.K15</svg:desc>
                </draw:g>
              </table:table-cell>
              <table:table-cell office:value-type="float" office:value="43306">
                <text:p>43306</text:p>
              </table:table-cell>
              <table:table-cell office:value-type="float" office:value="65389">
                <text:p>65389</text:p>
              </table:table-cell>
              <table:table-cell office:value-type="float" office:value="89029">
                <text:p>89029</text:p>
              </table:table-cell>
              <table:table-cell office:value-type="float" office:value="111773">
                <text:p>111773</text:p>
              </table:table-cell>
              <table:table-cell office:value-type="float" office:value="134456">
                <text:p>134456</text:p>
              </table:table-cell>
              <table:table-cell office:value-type="float" office:value="156722">
                <text:p>156722</text:p>
              </table:table-cell>
              <table:table-cell office:value-type="float" office:value="177652">
                <text:p>177652</text:p>
              </table:table-cell>
              <table:table-cell office:value-type="float" office:value="196754">
                <text:p>196754</text:p>
              </table:table-cell>
              <table:table-cell office:value-type="float" office:value="215419">
                <text:p>215419</text:p>
              </table:table-cell>
            </table:table-row>
            <table:table-row>
              <table:table-cell office:value-type="string">
                <text:p>2016</text:p>
                <draw:g>
                  <svg:desc>Tabelle1.A16:Tabelle1.A16</svg:desc>
                </draw:g>
              </table:table-cell>
              <table:table-cell office:value-type="float" office:value="18439">
                <text:p>18439</text:p>
                <draw:g>
                  <svg:desc>Tabelle1.B16:Tabelle1.K16</svg:desc>
                </draw:g>
              </table:table-cell>
              <table:table-cell office:value-type="float" office:value="37066">
                <text:p>37066</text:p>
              </table:table-cell>
              <table:table-cell office:value-type="float" office:value="55773">
                <text:p>55773</text:p>
              </table:table-cell>
              <table:table-cell office:value-type="float" office:value="74266">
                <text:p>74266</text:p>
              </table:table-cell>
              <table:table-cell office:value-type="float" office:value="92807">
                <text:p>92807</text:p>
              </table:table-cell>
              <table:table-cell office:value-type="float" office:value="111290">
                <text:p>111290</text:p>
              </table:table-cell>
              <table:table-cell office:value-type="float" office:value="129765">
                <text:p>129765</text:p>
              </table:table-cell>
              <table:table-cell office:value-type="float" office:value="148691">
                <text:p>148691</text:p>
              </table:table-cell>
              <table:table-cell office:value-type="float" office:value="167579">
                <text:p>167579</text:p>
              </table:table-cell>
              <table:table-cell office:value-type="float" office:value="186550">
                <text:p>186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8P1" style:volatile="true">
      <number:text>-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8">
      <number:text> – </number:text>
      <style:map style:condition="value()&gt;0" style:apply-style-name="N118P0"/>
      <style:map style:condition="value()&lt;0" style:apply-style-name="N118P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29cm" svg:y="0.316cm" chart:style-name="ch2">
          <text:p>Covid-19 Deutschland 2021 (KW1 bis 10)</text:p>
        </chart:title>
        <chart:subtitle svg:x="3.736cm" svg:y="1.275cm" chart:style-name="ch3">
          <text:p>Differenz der Sterbefallzahl jeweils zur Vorwoche</text:p>
        </chart:subtitle>
        <chart:plot-area chart:style-name="ch4" table:cell-range-address="Tabelle1.B18:Tabelle1.K19" chart:data-source-has-labels="row" svg:x="1.331cm" svg:y="2.138cm" svg:width="14.349cm" svg:height="5.701cm">
          <chartooo:coordinate-region svg:x="2.429cm" svg:y="2.337cm" svg:width="12.906cm" svg:height="5.303cm"/>
          <chart:axis chart:dimension="x" chart:name="primary-x" chart:style-name="ch5" chartooo:axis-type="auto">
            <chartooo:date-scale/>
            <chart:title svg:x="7.31cm" svg:y="8.019cm" chart:style-name="ch6">
              <text:p>Kalenderwoche</text:p>
            </chart:title>
            <chart:categories table:cell-range-address="Tabelle1.B18:Tabelle1.K18"/>
          </chart:axis>
          <chart:axis chart:dimension="y" chart:name="primary-y" chart:style-name="ch7">
            <chart:title svg:x="0.451cm" svg:y="5.68cm" chart:style-name="ch8">
              <text:p>Differenz</text:p>
            </chart:title>
            <chart:grid chart:style-name="ch9" chart:class="major"/>
          </chart:axis>
          <chart:series chart:style-name="ch10" chart:values-cell-range-address="Tabelle1.B19:Tabelle1.K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B18:Tabelle1.K1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Zeile 1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elle1.B19:Tabelle1.K19</svg:desc>
                </draw:g>
              </table:table-cell>
              <table:table-cell office:value-type="float" office:value="-375">
                <text:p>-375</text:p>
              </table:table-cell>
              <table:table-cell office:value-type="float" office:value="-1459">
                <text:p>-1459</text:p>
              </table:table-cell>
              <table:table-cell office:value-type="float" office:value="-923">
                <text:p>-923</text:p>
              </table:table-cell>
              <table:table-cell office:value-type="float" office:value="-733">
                <text:p>-733</text:p>
              </table:table-cell>
              <table:table-cell office:value-type="float" office:value="-447">
                <text:p>-447</text:p>
              </table:table-cell>
              <table:table-cell office:value-type="float" office:value="-1464">
                <text:p>-1464</text:p>
              </table:table-cell>
              <table:table-cell office:value-type="float" office:value="-453">
                <text:p>-453</text:p>
              </table:table-cell>
              <table:table-cell office:value-type="float" office:value="271">
                <text:p>271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